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style>
    <style:style style:name="P8"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9" style:family="paragraph" style:parent-style-name="Heading_20_1">
      <style:paragraph-properties fo:text-align="center" style:justify-single-word="false"/>
    </style:style>
    <style:style style:name="T1" style:family="text">
      <style:text-properties style:font-name="Times New Roman"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spannend.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
      <text:p text:style-name="P2">„So, Thomal, ich werde dir nun zeigen, wie das Spiel funktioniert. Siehst du die zwei Löcher im <text:soft-page-break/>Boden und an der Decke? Von dort werden nun langsam Bälle herausfliegen. Wenn er von oben kommt, kannst du den Ball direkt fangen oder aufspringen lassen. Hast du den Ball, leuchtet jeweils 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
      <text:p text:style-name="P2">„Ok! Mach mal ein paar Bälle“, sagt Antonia.</text:p>
      <text:p text:style-name="P2"/>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So, mein Lieber, jetzt zeige ich dir den Rekord bei vollem Tempo der Ballmaschinen.“ Antonia drückt auf eine Taste und ein wahnsinnig <text:s/>hohe Zahl leuchtet auf dem Display auf.</text:p>
      <text:p text:style-name="P2"/>
      <text:p text:style-name="P2">Dann sagt sie: „Und jetzt zeige ich dir, wieviel Prozent der Teilnehmer du mit deiner Leistung <text:soft-page-break/>geschlagen hast.“ Wieder drückt sie auf eine Taste. Es erscheint eine eins. </text:p>
      <text:p text:style-name="P2"/>
      <text:p text:style-name="P2">„Was!! So mies bin ich! Das gibt’s doch nicht“, sagt Thomal. </text:p>
      <text:p text:style-name="P2">„Möchtest du besser sein?“, fragt Antonia.</text:p>
      <text:p text:style-name="P2">„Natürlich“, Thomals Gesichtsausdruck verengt sich.</text:p>
      <text:p text:style-name="P2">„Kannst du das Ding nochmal anwerfen?“, fragt er.</text:p>
      <text:p text:style-name="P2"/>
      <text:p text:style-name="P2">Und so geht das über zwei Stunden, aber Thomal verbessert sich nicht. Er ist nun schweißgebadet und erschöpft. Seine Verbände sind nass und er blutet wieder leicht. </text:p>
      <text:p text:style-name="P2">„Es reicht jetzt“, sagt Antonia und schaltet die Maschine ab. Sie geht durch den Raum und schiebt alle Bälle in die Löcher, nur ein paar lässt sie liegen. </text:p>
      <text:p text:style-name="P2"/>
      <text:p text:style-name="P2">„Na, wie fühlst du dich?“, fragt sie.</text:p>
      <text:p text:style-name="P2"/>
      <text:p text:style-name="P2">„Beschissen“, sagt Thomal. „Gott, bin ich schlecht. Das war wie in der Spielhalle mit den Basketbällen. Da habe ich aber immerhin noch ein paar getroffen. Hier war ja nach einer kurzen Anfangsphase nichts mehr zu holen. Der mit dem Rekord muss übermenschlich gut sein.“</text:p>
      <text:p text:style-name="P2"/>
      <text:p text:style-name="P2">„Ja!“, sagt Antonia. „Alles ist messbar, nicht wahr. Auch deine Leistung lässt sich gut einsortieren. Aber genug Sport für jetzt.“</text:p>
      <text:p text:style-name="P2"/>
      <text:p text:style-name="P2">Sie verlassen die Halle und Thomal sieht im Flur noch viele andere Türen.</text:p>
      <text:p text:style-name="P2"/>
      <text:p text:style-name="P2">„Sind da auch so Foltermaschinen drin?“, fragt er.</text:p>
      <text:p text:style-name="P2"/>
      <text:p text:style-name="P2">„Naja“, meint Antonia, „wie man es nimmt. Aber jetzt ist erstmal Pause. Ich werde auf mein Büro gehen und dich später zum Abendessen abholen. So lange hast du Freizeit.“</text:p>
      <text:p text:style-name="P2"/>
      <text:p text:style-name="P2">„Ok!“, sagt Thomal. „Ich denke, ich werde mich duschen gehen. Außerdem brauche ich wohl einen neuen Verband.“</text:p>
      <text:p text:style-name="P2"/>
      <text:p text:style-name="P2">„Sieht so aus. Du findest den Weg zu Führmann?“</text:p>
      <text:p text:style-name="P2"/>
      <text:p text:style-name="P2">„Natürlich!“ antwortet Thomal.</text:p>
      <text:p text:style-name="P2"/>
      <text:p text:style-name="P2">Antonia verlässt ihn nun und Thomal folgt ihr zuerst. Auf dem Weg nach oben biegt er aber in die Kunsträume ab. Er hofft, dass er Matuschek oder Frieder findet. Mit irgend jemandem muss er jetzt über seine Leistung reden. So schlecht kann er doch nicht sein, denkt er. Und tatsächlich, im Kunstraum trifft er wieder auf Matuschek, der an seinem Bild arbeitet. Thomal ist froh, dass er da ist.</text:p>
      <text:p text:style-name="P2"/>
      <text:p text:style-name="P2">„Hey Matuschek!“, begrüßt er ihn schon, als er den Raum betritt.</text:p>
      <text:p text:style-name="P2">Matuschek schreckt auf und blickt ihn an.</text:p>
      <text:p text:style-name="P2"/>
      <text:p text:style-name="P2">„Junge!“, sagt er. „Hast du mich erschrocken. Na, wie geht’s dir denn? Gestern warst du ganz schön fertig. Aber ehrlich gesagt siehst du heute nicht viel besser aus.“ Er betrachtet Thomal von oben bis unten. </text:p>
      <text:p text:style-name="P2"/>
      <text:p text:style-name="P2">„Hast ne Sporteinheit eingelegt, was?“, fragt er.</text:p>
      <text:p text:style-name="P2"/>
      <text:p text:style-name="P2">„Ja, ich war mit Antonia in dem Ballraum da oder wie der heißt. Musste Bälle in Löcher pfeffern. Hab voll versagt.“</text:p>
      <text:p text:style-name="P2"><text:soft-page-break/></text:p>
      <text:p text:style-name="P2">„Warum dass denn?“, fragt Matuschek.</text:p>
      <text:p text:style-name="P2"/>
      <text:p text:style-name="P2">„Keine Ahnung“, antwortet Thomal. „Ich bin einfach zu mies bei Wettbewerben. Auf einem Display wurden meine Punkte angezeigt, wieviel ich von den Bällen reinkriege. Das ginge später so schnell, dass mir alles um die Ohren flog.“</text:p>
      <text:p text:style-name="P2"/>
      <text:p text:style-name="P2">„Hä?“, fragt Matuschek. „Das ist doch kein Wettbewerb da unten. Oder stehe ich jetzt auf dem Schlauch. Der Ballraum, wie du ihn beschreibst ist ein Musizierzimmer.“</text:p>
      <text:p text:style-name="P2"/>
      <text:p text:style-name="P2">„Wie? Quatsch!“, sagt Thomal.</text:p>
      <text:p text:style-name="P2"/>
      <text:p text:style-name="P2">„Im Ernst“, antwortet Matuschek. „Soll ich es dir nochmal kurz zeigen?“</text:p>
      <text:p text:style-name="P2"/>
      <text:p text:style-name="P2">„Ok“, meint Thomal. „Aber vermutlich sprichst du von einem anderen Raum.“</text:p>
      <text:p text:style-name="P2"/>
      <text:p text:style-name="P2">Die beiden gehen also nochmal nach unten. Sie betreten die Halle und das Licht geht wieder an. Es ist derselbe Raum wie zuvor. Dieses mal betätigt Matuschek die Konsole. Thomal schaut ihn neugierig an. </text:p>
      <text:p text:style-name="P2"/>
      <text:p text:style-name="P2">„So“, sagt Matuschek. „Wir stellen uns beide in die Raummitte. Mach mal vor, wie du es gemacht hast.“</text:p>
      <text:p text:style-name="P2"/>
      <text:p text:style-name="P2">„In Ordnung!“, sagt Thomal. Der erste Ball fällt von oben herab. Thomal fängt ihn, blickt sich im Raum um und sieht die erleuchtete obere Ecke. Er läuft dorthin und wirft den Ball hinein. Und Matuschek fängt an zu lachen.</text:p>
      <text:p text:style-name="P2"/>
      <text:p text:style-name="P2">„Was denn?“, fragt Thomal.</text:p>
      <text:p text:style-name="P2"/>
      <text:p text:style-name="P2">„Wer hat dir das so gezeigt?“, fragt der andere.</text:p>
      <text:p text:style-name="P2"/>
      <text:p text:style-name="P2">„Antonia hat es mir gezeigt“, gibt Thomal zurück.</text:p>
      <text:p text:style-name="P2"/>
      <text:p text:style-name="P2">„Dann wird sie ihre Gründe haben. Alter, ich fass es nicht. Na gut, ich verrate jetzt mal noch nicht mehr, aber eines kann ich dir sagen: so funktioniert das Spiel nicht.“</text:p>
      <text:p text:style-name="P2"/>
      <text:p text:style-name="P2">Matuschek kichert weiter. „Komm, Digger, wir gehen wieder nach oben. Du stinkst schon wie eine Sau“. Thomal blickt Matuschek verwirrt an. </text:p>
      <text:p text:style-name="P2"/>
      <text:p text:style-name="P2">„Dann wir ich doch nicht so schlecht, oder was?“, fragt er. </text:p>
      <text:p text:style-name="P2"/>
      <text:p text:style-name="P2">„Hä??“. Matuschek kichert weiter. „Da gibt’s kein 'Schlecht' Mann. Aber das muss dir Antonia schon selber sagen.“</text:p>
      <text:p text:style-name="P2"/>
      <text:p text:style-name="P2">„Noch eine rauchen?“, fragt Matuschek, als sie den Raum verlassen haben. „Hab dich noch gar nicht gefragt, was du mit deiner Birne und deinem Arm angestellt hast.“</text:p>
      <text:p text:style-name="P2"/>
      <text:p text:style-name="P2">„Gerne“, antwortet Thomal. </text:p>
      <text:p text:style-name="P2"/>
      <text:p text:style-name="P2">„Eigentlich hätte ich Lust, in den Wald zu gehen. Die Händehütte oder sowas, hab auch noch etwas Zeit, aber du musst ja gleich mal duschen gehen.“</text:p>
      <text:p text:style-name="P2"/>
      <text:p text:style-name="P2"><text:soft-page-break/>Die beiden laufen wieder an den Kunsträumen vorbei und gehen auf die Terrasse mit den Totemköpfen. </text:p>
      <text:p text:style-name="P2"/>
      <text:p text:style-name="P2">„Muss von dir wieder schnorren“, sagt Thomal. </text:p>
      <text:p text:style-name="P2"/>
      <text:p text:style-name="P2">„Bene“, antwortet Matuschek. „Irgendwann bist auch mal du drann. Wie hast eigentlich letzte Nacht gepoft? Warst ganz schön mitgenommen, nach der Sitzung gestern.“</text:p>
      <text:p text:style-name="P2"/>
      <text:p text:style-name="P2">„Ja, das war ich. Aber ich habe eigentlich gut geschlafen. Heute morgen war ich erholt.“</text:p>
      <text:p text:style-name="P2"/>
      <text:p text:style-name="P2">„Na Gott sei Dank. Dachte schon Frieder und ich hätten dir zu viel zugemutet.“</text:p>
      <text:p text:style-name="P2"/>
      <text:p text:style-name="P2">Dann schweigen beide einen Moment lang.</text:p>
      <text:p text:style-name="P2"/>
      <text:p text:style-name="P2">„Du, Matuschek! Was ist das eigentlich für ein Laden hier? Was machst du denn den ganzen Tag lang so.“</text:p>
      <text:p text:style-name="P2"/>
      <text:p text:style-name="P2">„Viel verraten kann ich dir nicht. Das soll man nicht und ich halte mich dran. Und ja, es ist merkwürdig hier. Merkwürdig und auch sehr erfüllend. Komisch, dass ich so etwas sage. Aber ist toll, wenn ein Neuer da ist, dem man sowas erzählen kann.“ Er wirkt nachdenklich. </text:p>
      <text:p text:style-name="P2"/>
      <text:p text:style-name="P2">„Und was hast du heute so gemacht? Warst du auch mit deinem Therapeuten zusammen?“</text:p>
      <text:p text:style-name="P2"/>
      <text:p text:style-name="P2">„Natürlich“, sagt Matuschek. „Wir haben auch unser Programm, weißt du! Aber nachmittags habe ich gerade viel Zeit, zu zeichnen und zu malen.“</text:p>
      <text:p text:style-name="P2"/>
      <text:p text:style-name="P2">„Ist doch alles komisch. Wenn hier jeder einen Therapeuten hat. Das zahlt doch keine Krankenkasse, oder?“</text:p>
      <text:p text:style-name="P2"/>
      <text:p text:style-name="P2">„Bestimmt nicht.“ antwortet Matuschek. „Aber ich musste bisher noch keinen Pfennig auf den Tisch latzen.“</text:p>
      <text:p text:style-name="P2"/>
      <text:p text:style-name="P2">„Hmm ja. Hast du eigentlich auch schon so Meditationsübungen gemacht?“</text:p>
      <text:p text:style-name="P2"/>
      <text:p text:style-name="P2">„Klar, Mann. Muss hier jeder. Ist am Anfang übel, was?“</text:p>
      <text:p text:style-name="P2"/>
      <text:p text:style-name="P2">„Voll übel. Du?“</text:p>
      <text:p text:style-name="P2"/>
      <text:p text:style-name="P2">„Ja?“</text:p>
      <text:p text:style-name="P2"/>
      <text:p text:style-name="P2">„Ich dachte heute da nur ein Sex. Hab ein ganz mieses Gefühl deswegen.“</text:p>
      <text:p text:style-name="P2"/>
      <text:p text:style-name="P2">Matuschek lacht laut. „Ooh Mann“, sagt der dann. „Du bist schon ne Marke.“</text:p>
      <text:p text:style-name="P2"/>
      <text:p text:style-name="P2">„Was denn?“ fragt Thomal.</text:p>
      <text:p text:style-name="P2"/>
      <text:p text:style-name="P2">„Dass du das so offen raus haust. Gefällt mir. Aber du, bei mir war das zu Anfang keinen Deut anders beim Meditieren.“</text:p>
      <text:p text:style-name="P2"/>
      <text:p text:style-name="P2">„Puuh. Ok. Und was hat es jetzt mit dem Spiel auf sich? Komm lass raus.“</text:p>
      <text:p text:style-name="P2"/>
      <text:p text:style-name="P2">„Nix da. Das muss dir Antonia sagen. Da überschreite ich ansonsten eindeutig meine Kompetenzen. <text:soft-page-break/>Sorry.“</text:p>
      <text:p text:style-name="P2"/>
      <text:p text:style-name="P2">„Mist. Also Matuschek, bis dann!“</text:p>
      <text:p text:style-name="P2"/>
      <text:p text:style-name="P2">„Jo. Tschüß.“</text:p>
      <text:p text:style-name="P2"/>
      <text:p text:style-name="P2">Thomal geht also zuerst auf sein Zimmer und danach in den Baderaum. Dort ist viel Betrieb, im großen Becken scheint etwas im Gange zu sein. Nachdem Thomal sich ausgezogen hat, schlendert er verlegen in Richtung der Duschen. Jetzt spürt er erneut, dass sein Kopf etwas schmerzt. Er riskiert heimlich einen Blick in das Becken und sieht wie ein Gruppe darin steht. Es sieht so aus und hört sich so an, als würden sie ein Wortspiel spielen. Es fängt immer einer mit einem Wort an, das Thomal kaum versteht und der nächste führt den Satz fort. Das geht rasend schnell. Und überraschenderweise tauchen immer wieder ein paar Personen unter. Als er genauer hinsieht, erkennt er Maria, die in der Gruppe mit arbeitet. Verschämt betrachtet er sie genauer. Sie scheint das zu spüren und erwidert kurz darauf seinen Blick. Sie winkt ihm zu. Thomal wird rot und winkt zurück. Er geht unter die Dusche und nimmt die <text:s/>Verbände ab. Der Ellbogen sieht noch frisch angeschlagen aus. Sein Kopf dürfte nicht anders sein. Er duscht sich vorsichtig ab und bedient sich am Duschgel. Draufhin huscht er aus der Badehalle. Er hat Angst, dass er erneut blutet und Maria es sehen könnte. Als er angezogen ist, macht er sich auf den Weg zu Doktor Führmann. Er klopft an, doch es öffnet niemand. Thomal wartet ein paar Sekunden und versucht es erneut. Wiederum passiert nichts. Er will schon abdrehen und auf sein Zimmer gehen, als sich die Tür nebenan, also dem Schwesternzimmer öffnet. Es ist Gisela, ein etwas dicklicherer Frau um die fünfzig. Sie blickt Thomal an.</text:p>
      <text:p text:style-name="P2"/>
      <text:p text:style-name="P2">„Ich... ist Doktor Führmann nicht da?“, fragt er.</text:p>
      <text:p text:style-name="P2">„Nein, er ist gerade auf Visite. Du bist doch der mit dem angeschlagenen Kopf. Wo ist denn der Verband?“</text:p>
      <text:p text:style-name="P2"/>
      <text:p text:style-name="P2">„Der war nass, ich habe heute Sport getrieben. Ist im Müll gelandet.“</text:p>
      <text:p text:style-name="P2"/>
      <text:p text:style-name="P2">„Dann komm rein, ich verbinde dich nochmal.“</text:p>
      <text:p text:style-name="P2"/>
      <text:p text:style-name="P2">Thomal folgt der Einladung in Giselas Zimmer. Im Raum sind viele Blumen. Ein Schreibtisch mit Rechner ist zu sehen. Auch ein neuerer Drucker. Alles sieht ordentlich aus. Viel ordentlicher als im Behandlungszimmer. Im Raum ist auch eine Liege. Thomal blickt durch das Fenster nach draußen auf den schönen Herbsttag. Gisela zeigt auf die Liege. Thomal setzt sich hin und lässt sich verbinden. Alles passiert schweigsam. Thomal blickt sich auch in diesem Zimmer genauer um. An einer Wand sieht er Zeichnungen, die aussehen wie das Porträt in Führmanns Raum. Verschiedene Menschen sind abgebildet, jung und alt. Was ihnen gemein ist, ist die Tatsache, dass man die Gesichter gerne betrachtet. Gisela arbeitet sehr gefühlvoll und schnell.</text:p>
      <text:p text:style-name="P2"/>
      <text:p text:style-name="P2">„So, fertig“, sagt sie. </text:p>
      <text:p text:style-name="P2"/>
      <text:p text:style-name="P2">„Vielen Dank“, antwortet Thomal. </text:p>
      <text:p text:style-name="P2"/>
      <text:p text:style-name="P2">„Hier ist übrigens tagsüber immer besetzt und falls nicht, hängt ein Schild an meiner Tür. Also, Thomal, machs gut.“</text:p>
      <text:p text:style-name="P2"/>
      <text:p text:style-name="P2">„Auf Wiedersehen“, antwortet er. </text:p>
      <text:p text:style-name="P2"/>
      <text:p text:style-name="P2">Er verlässt den Behandlungsraum und geht auf sein Zimmer. Vielleicht sind noch ein paar Minuten bis zum Abendessen, denkt er. Mal das Handy checken, wer sich in der Zwischenzeit gemeldet hat.</text:p>
      <text:p text:style-name="P2"><text:soft-page-break/></text:p>
      <text:p text:style-name="P2">Thomal legt sich auf sein Bett und packt sein Smartphone aus der Tasche. Zum ersten mal, seit er hier ist. Er klickt sich auf Facebook ein und liest nach, was die Freunde gepostet haben. Andreas war auf einem Konzert und hat Bilder geschickt, Marlen ist immer noch in Holland und gepostet, wie toll es dort ist. Danach startet er wie üblich sein Backgammon-Spiel. Er spielt zwei Partien und ist plötzlich angeödet. Sonst kann er es stundenlang spielen und die Zeit totschlagen. Er legt das Handy zur Seite und guckt an die Decke. Er muss an Antonia denken und an das komische Spiel. Gerne würde er wissen, wie andere da abschneiden. Aber auch das wird nach gewisser Zeit öde. Also verlässt Thomal das Zimmer und schlendert über den Flur. An einige Tischen sitzen Menschen, aber um diese Zeit meist alleine. Gegenüber sitzt ein älterer Mann an seinem Tisch und schreibt auf einen Block Papier. Thomal beobachtet ihn und setzt sich auch an sein Tischchen. Der Mann hält immer mal wieder inne und überlegt. Er blickt sich um und Thomal blickt zur Seite. 'Nicht dass er mitbekommt, dass ich ihn beobachte', der Gedanke ist umgesetzt, bevor Thomal ihn richtig wahr nimmt. Thomal blickt weiter den Flur entlang und bemerkt eine Frau mit lockigem oder buschigem Haar, ebenfalls etwas dicker, die ihn beobachtet. Als sich ihre Blick begegnen lächelt sie ihm zu und bittet ihn an ihren Tisch.</text:p>
      <text:p text:style-name="P2"/>
      <text:p text:style-name="P2">'Mist', denkt Thomal. 'Eigentlich habe ich jetzt keine richtige Lust'. Trotzdem erhebt er sich und läuft die paar Meter den Flur entlang, bis er bei der Frau angekommen ist. Die Sonne steht inzwischen tiefer und wirft ein schönes Licht in den Gang. Ein schöner Tag. Als er am Tisch angekommen ist stellt Thomal sich vor.</text:p>
      <text:p text:style-name="P2"/>
      <text:p text:style-name="P2">„Anke, hallo Thomal. Möchtest du dich setzen?“</text:p>
      <text:p text:style-name="P2"/>
      <text:p text:style-name="P2">„Ja“, antwortet unwahrheitsgemäß. „Aber ich muss bald wieder auf mein Zimmer, weil meine Schwester mich zum Abendessen abholt.“</text:p>
      <text:p text:style-name="P2"/>
      <text:p text:style-name="P2">„Ach, das bemerke ich schon. Ich kann dir bescheid geben. Habe schon gesehen, dass du neu hier bist.“</text:p>
      <text:p text:style-name="P2"/>
      <text:p text:style-name="P2">„Ich bin gestern angekommen. Sind sie... ich meine, bist du schon länger hier?“</text:p>
      <text:p text:style-name="P2"/>
      <text:p text:style-name="P2">„Nein. Seit fünf Tagen.“</text:p>
      <text:p text:style-name="P2"/>
      <text:p text:style-name="P2">Sie lacht unpassend. Und Thomal fühlt sich immer unwohler. 'Die ist nicht dick, denkt er, die ist fett.'</text:p>
      <text:p text:style-name="P2"/>
      <text:p text:style-name="P2">„Und?“, fragt Anke. „Findest du es auch so klasse hier? Die sind alle wahnsinnig nett. Endlich fühle <text:s/>ich mich mal wohl. Sonst ist es für mich auch nicht gerade immer toll. Aber so wie hier.... Das gibt’s gar nicht. Ein wahres Wunder.“</text:p>
      <text:p text:style-name="P2"/>
      <text:p text:style-name="P2">Thomal bemerkt, dass sie viel erzählen möchte. Sie drückt auf die Tube. 'Mist', denkt er. </text:p>
      <text:p text:style-name="P2"/>
      <text:p text:style-name="P2">„Ja, es ist sehr schön hier. Ich fühle mich auch richtig wohl.“</text:p>
      <text:p text:style-name="P2"/>
      <text:p text:style-name="P2">„Bestimmt bestimmt auch ein Psycho, wie? Das habe ich schon raus gekriegt, dass viele hier irgendwie Problem haben, in der Gesellschaft zurecht zu kommen. Wir Looser müssen eben zusammen halten.“</text:p>
      <text:p text:style-name="P2"/>
      <text:p text:style-name="P2">Nach diesem Satz streckt sie ihre dicke Hand nach seiner aus und drückt sie. Sie fühlt sich schweißig nass an. </text:p>
      <text:p text:style-name="P2"/>
      <text:p text:style-name="P2"><text:soft-page-break/>„Ach es ist schön, wenn man jemanden zum Reden hat, der auch neu ist. Bisher war ich meistens mit meinem Betreuer zugange. Ach der ist so liebt“, sie schlägt die Augen auf und zu. </text:p>
      <text:p text:style-name="P2"/>
      <text:p text:style-name="P2">„Hast du dein Zimmer schon etwas eingerichtet?“</text:p>
      <text:p text:style-name="P2"/>
      <text:p text:style-name="P2">„Kaum“, antwortet Thomal knapp. Er ahnt schon, was jetzt kommt. </text:p>
      <text:p text:style-name="P2"/>
      <text:p text:style-name="P2">„Ach komm, ich zeig dir mal mein Zimmer. Hopp, hopp!“, sagt sie und lacht wieder komisch.</text:p>
      <text:p text:style-name="P2"/>
      <text:p text:style-name="P2">„Oder hast du keine Lust?“</text:p>
      <text:p text:style-name="P2"/>
      <text:p text:style-name="P2">„Doch klar!“, sagt er. 'Warum zum Teufel tue ich sowas', denkt er.</text:p>
      <text:p text:style-name="P2"/>
      <text:p text:style-name="P2">Sie packt ihn wieder bei der Hand und führt ihn in ihr Zimmer. An der Wand hängen Bilder. Voll bemalt nur in Pink und Rosa. Eine Stoffkatze liegt auf dem Bett und vor dem Bett liegt ein kleines Fell, das merkwürdig aussieht. </text:p>
      <text:p text:style-name="P2"/>
      <text:p text:style-name="P2">„Komm, setzt dich“, sagt Anke.</text:p>
      <text:p text:style-name="P2"/>
      <text:p text:style-name="P2">Thomal guckt sich nochmal im Zimmer um. Der einzige Stuhl ist ähnlich wie bei ihm mit Klamotten überladen. Thomal geht zum Stuhl und da lacht Anke wieder.</text:p>
      <text:p text:style-name="P2"/>
      <text:p text:style-name="P2">„Ach, du Dummerchen“, sagt sie. „Nicht der Stuhl. Das Katzenfell unten, oder hast du etwa noch nie meditiert? Auf dem Fell geht es am besten. Warte, ich habe noch eins, dann können wir uns da hin setzen.“</text:p>
      <text:p text:style-name="P2"/>
      <text:p text:style-name="P2">Sie geht an ihren Schrank und zerrt ein weiteres Fell hervor, dass sie neben dem anderen auf dem Boden ausrollt. </text:p>
      <text:p text:style-name="P2"/>
      <text:p text:style-name="P2">„Komm' knie dich hin, oder hast du Angst vor Frauen?“, wieder das komische Lachen. Thomal guckt sich unbehaglich weiter um.</text:p>
      <text:p text:style-name="P2"/>
      <text:p text:style-name="P2">„Kannst du mich nicht leiden?“, fragt sie.</text:p>
      <text:p text:style-name="P2"/>
      <text:p text:style-name="P2">„Nein, nein“, <text:s/>sagt er und setzt sich auf das Fell. Er schlägt die Beine zu einem Schneidersitz zusammen. Anke tut das auch, steht aber kurz darauf wieder auf.</text:p>
      <text:p text:style-name="P2"/>
      <text:p text:style-name="P2">„Warte, ich habe was vergessen.“ Sie geht zurück zum Schrank, kramt darin herum und kommt mit einem Teller und einem Räucherhütchen sowie einem Feuerzeug zurück.</text:p>
      <text:p text:style-name="P2"/>
      <text:p text:style-name="P2">„Ein paar Extra-Einheiten können nicht schaden“, sagt sie und lässt sich dann schwerfällig auf dem Fell nieder. Sie furzt dabei und kichert. Sie hält sich die Hand vor den Mund und es stinkt eklig. </text:p>
      <text:p text:style-name="P2"/>
      <text:p text:style-name="P2">„Huch, ein kleiner Pups“, sagt sie. Dann schüttelt sie sich zurecht rutscht auf dem Fall nach vorne und entzündet mit dem Feuerzug das Räucherhütchen. Sofort ziehen Qualmwolken durchs Zimmer.</text:p>
      <text:p text:style-name="P2"/>
      <text:p text:style-name="P2">„Sag mal“, fragt Thomal. „Darf man das?“</text:p>
      <text:p text:style-name="P2"/>
      <text:p text:style-name="P2">„Warum denn nicht? Bisher hat sich noch niemand beklagt.“</text:p>
      <text:p text:style-name="P2"/>
      <text:p text:style-name="P2">'Das Räucherhütchen riecht komisch', denkt Thomal. 'Genauso komisch wie diese Frau'.</text:p>
      <text:p text:style-name="P2"/>
      <text:p text:style-name="P2"><text:soft-page-break/>„Ich mag dich, Thomal“, sagt sie. „Du bist ein sehr netter Mensch, sowas kann ich riechen.“</text:p>
      <text:p text:style-name="P2"/>
      <text:p text:style-name="P2">Sie blickt ihn erwartungsvoll an, aber Thomal antwortet nicht. Nach der kurzen Pause meint sie:</text:p>
      <text:p text:style-name="P2"/>
      <text:p text:style-name="P2">„Lust auf eine Fantasiereise? Ich habe welche dabei!“</text:p>
      <text:p text:style-name="P2"/>
      <text:p text:style-name="P2">„Fantasiereise?“, fragt Thomal. „Was ist das?“</text:p>
      <text:p text:style-name="P2"/>
      <text:p text:style-name="P2">„Was!“, ruft sie laut und gespielt empört. „Du kennst das nicht! Das kennt doch jedes Baby! Warte, am besten wir machen es mal, das ist besser als erklären“. </text:p>
      <text:p text:style-name="P2">Anke erhebt sich wieder ächzend und geht zurück zum Schrank. Sie kramt erneut dahin herum und kommt mit ein paar Blättern Papier zurück. </text:p>
      <text:p text:style-name="P2"/>
      <text:p text:style-name="P2">„Los, mach die Augen zu“, sagt sie. Thomal macht die scheinbar zu. Er sieht wie Anke ihn beobachtet und sich freut. Danach legt sie die Blätter beiseite. Sie raschelt damit, aber es steht nichts darauf.</text:p>
      <text:p text:style-name="P2"/>
      <text:p text:style-name="P2">„Gut, dann lese ich jetzt vor. Ist nicht von mir, die Reise, sondern von einem sehr, sehr bekannten Autor!“</text:p>
      <text:p text:style-name="P2"/>
      <text:p text:style-name="P2">'Na prima', denkt Thomal.</text:p>
      <text:p text:style-name="P2"/>
      <text:p text:style-name="P2">„Also“, hebt sie an. „Stell dir vor, du gehst an einem schönen sonnigen Tag im Wald spazieren. Es ist heiß. Die Insekten brummen um dich herum. Es surrt und lebt. Vögel zwitschern in den Bäumen.“</text:p>
      <text:p text:style-name="P2"/>
      <text:p text:style-name="P2">„Mhhm, ja“, sagt Thomal.</text:p>
      <text:p text:style-name="P2"/>
      <text:p text:style-name="P2">„Gut. Du läufst also so umher auf der Suche nach einem Abenteuer. Oder besser gesagt, du bist schon darin, denn du befindest dich auf Wanderschaft. Du bist seit einige Tagen unterwegs, bist durch Dörfer gekommen, hast im Heu übernachtet usw. Also. Und nun musst du durch diesen Wald. Dein Bündel hängt an einem Stock über deiner Schulter. Es ist etwas Brot darin und eine Flasche Milch. Bist du noch dabei?“</text:p>
      <text:p text:style-name="P2"/>
      <text:p text:style-name="P2">„Ja, bin ich!“, antwortet Thomal. </text:p>
      <text:p text:style-name="P2"/>
      <text:p text:style-name="P2">„Schön. Also du läufst und läufst, aber der Wald will keine Ende nehmen, so setzt du dich irgendwann erschöpft an einen Baum. Dein schmerzender Rücken lehnt an dem Stamm und du packst deine Ration aus. Voll Heißhunger schlingst du alles herunter, ehe dir bewusst wird, dass du vielleicht etwas zurückhalten hättest müssen. Danach wirst du ganz arg müde. In deinem Kopf schwirren Bilder der Wanderung herum und von davor. Du schläfst wohlig warm ein. Doch kaum bist du eingeschlafen, wirst du geweckt.“</text:p>
      <text:p text:style-name="P2"/>
      <text:p text:style-name="P2">Anke knallt mit dem Feuerzeug in der Hand mehrfach auf den Boden. Thomal fährt zusammen.</text:p>
      <text:p text:style-name="P2"/>
      <text:p text:style-name="P2">„Irgendetwas stampft in deiner Nähe. Du horchst auf. Und da brüllt jemand mit lauter Stimme: 'Ich bin Brummi, der Saftbär! Und bei mir sind meine Freunde Schnuppsi und Tuppsi. Meine Lieblingskatzen. Und dann ist da noch Oinki, mein Schweinchen. Wir suchen Freunde hier im Wald!“</text:p>
      <text:p text:style-name="P2"/>
      <text:p text:style-name="P2">'Ach du heilige Scheiße!', denkt Thomal.</text:p>
      <text:p text:style-name="P2"/>
      <text:p text:style-name="P2"><text:soft-page-break/>„Wer möchte unser Freund sein! Rufen sie. Jetzt musst du laut sagen: ich!“</text:p>
      <text:p text:style-name="P2"/>
      <text:p text:style-name="P2">„Ich!“, sagt Thomal leise.</text:p>
      <text:p text:style-name="P2"/>
      <text:p text:style-name="P2">„Lauter!“, sagt Anke.</text:p>
      <text:p text:style-name="P2"/>
      <text:p text:style-name="P2">„Ich“, sagt Thomal etwas lauter.</text:p>
      <text:p text:style-name="P2"/>
      <text:p text:style-name="P2">„Das geht bestimmt noch besser!“, Anke zwickt Thomal in die Seite. Der fährt erneut hoch.</text:p>
      <text:p text:style-name="P2"/>
      <text:p text:style-name="P2">„Jetzt reichts aber!“, sagt er.</text:p>
      <text:p text:style-name="P2"/>
      <text:p text:style-name="P2">„Uiuiui. Der Herr ist ein Memmchen!“, sagt sie.</text:p>
      <text:p text:style-name="P2"/>
      <text:p text:style-name="P2">„Was ist das denn für eine komische Fantasiereise! Mit Schweinen im Wald.“</text:p>
      <text:p text:style-name="P2"/>
      <text:p text:style-name="P2">„Das ist es eben, Fantasie. Du hast also keine...“, Anke seufzt.</text:p>
      <text:p text:style-name="P2"/>
      <text:p text:style-name="P2">Thomal will jetzt schnell hier raus.</text:p>
      <text:p text:style-name="P2"/>
      <text:p text:style-name="P2">„Aber ansonsten war die Geschichte toll!“, lobt er. „Wer ist denn der Autor?“</text:p>
      <text:p text:style-name="P2"/>
      <text:p text:style-name="P2">„Ich bin es“, sagt Anke und wird rot.</text:p>
      <text:p text:style-name="P2"/>
      <text:p text:style-name="P2">„Wahnsinn“, sagt Thomal. „Ich muss los, wir können das ja nochmal machen“, meint er.</text:p>
      <text:p text:style-name="P2">'Was rede ich da eigentlich', denkt er.</text:p>
      <text:p text:style-name="P2"/>
      <text:p text:style-name="P2">„Prima“, sagt Anke. „Freunde?“, sie streckt ihm die dicke Hand entgegen.</text:p>
      <text:p text:style-name="P2"/>
      <text:p text:style-name="P2">„Freunde“, sagt Thomal.</text:p>
      <text:p text:style-name="P2"/>
      <text:p text:style-name="P2">Dann verlässt er schnell Ankes Zimmer, nicht ohne das Gefühl, einen verhängnisvollen Fehler begangen zu haben.</text:p>
      <text:p text:style-name="P2"/>
      <text:p text:style-name="P2">Während des Essens mit Antonia ist Thomal zunächst ruhig. Er verspürt eine Wut auf sie, doch fragt nicht gleich nach. Er wartet bis der Moment kommt und das halt ihn in Spannung. Antonia isst Salat und schweigt ebenfalls. Als sie essen, kommt Anke mit ihrem Partner an einen Tisch weiter hinten. Sie sieht Thomal sofort und winkt ihm heftig zu. Thomal winkt verhalten zurück. Danach stupst Anke ihren Partner an, erzählt etwas und zeigt auf Thomal. Jetzt blickt ein gesetzter Mann zu Thomal und winkt ebenfalls. Er grüßt wieder. Antonia dreht sich um und winkt dem Mann auch zu. </text:p>
      <text:p text:style-name="P2"/>
      <text:p text:style-name="P2">„Das ist Peter. Hast du ihn schon kennen gelernt?“</text:p>
      <text:p text:style-name="P2">„Nein. Aber Anke, seine Patientin.“</text:p>
      <text:p text:style-name="P2">„Aha“. Antonia blickt sich nochmal um, dieses mal winkt ihr Anke freudig zu. Antonia lächelt und winkt gut gelaunt zurück. </text:p>
      <text:p text:style-name="P2">„Dann hast du also Anke kennen gelernt. Toll, dass du so schnell Kontakte schließt.“</text:p>
      <text:p text:style-name="P2">„Na ja.“, Thomal rührt in seinem Teller herum. </text:p>
      <text:p text:style-name="P2">„Was war das eigentlich heute mit dem Ballspiel!“, fragt er nach ein paar Minuten nach. </text:p>
      <text:p text:style-name="P2">„Wieso?“, antwortet Antonia. „Es war ein ganz normales Spiel.“</text:p>
      <text:p text:style-name="P2">„Ich habe mich mit anderen Patienten unterhalten. Die haben gesagt, dass es nicht so funktioniert. Was hast du da gemacht?“</text:p>
      <text:p text:style-name="P2">„Es funktioniert so, wie man es definiert“, gibt Antonia zurück. </text:p>
      <text:p text:style-name="P2"><text:soft-page-break/>„Man kann doch ein Spiel festlegen. Beim Fußball müssen bspw. nicht immer elf gegen elf spielen. Es wäre denkbar, dass man den Platz verkleinert, das Tor. Oder das man die Tore in der Mitte des Spielfeldes aufstellt. Einzige Voraussetzung ist, dass sich die teilnehmenden Parteien darauf einigen, oder nicht?“</text:p>
      <text:p text:style-name="P2"/>
      <text:p text:style-name="P2">Thomal nickt. „Das ist richtig. Aber wenn es so ist, wie du sagst, dann war ich der einzige, der das so bisher gespielt hat, oder nicht?“</text:p>
      <text:p text:style-name="P2"/>
      <text:p text:style-name="P2">„Na, fast. Ich mache das mit vielen von meinen Schülern so oder ähnlich.“</text:p>
      <text:p text:style-name="P2"/>
      <text:p text:style-name="P2">„Dann war ich also von denen der Schlechteste?“</text:p>
      <text:p text:style-name="P2"/>
      <text:p text:style-name="P2">„Ist das denn so wichtig für dich?“</text:p>
      <text:p text:style-name="P2"/>
      <text:p text:style-name="P2">„Ja, irgendwie ist es wichtig. Also ist es nun so oder nicht?“</text:p>
      <text:p text:style-name="P2"/>
      <text:p text:style-name="P2">„Ich sage es mal so: auf die Art, wie du gespielt hast, ist es frustrierend, nicht wahr. Aber hat es dir denn Spaß gemacht?“</text:p>
      <text:p text:style-name="P2"/>
      <text:p text:style-name="P2">„Am Anfang hat es mir Spaß gemacht, aber dann waren es viel zu viele Bälle, es war die totale Konfusion.“</text:p>
      <text:p text:style-name="P2"/>
      <text:p text:style-name="P2">„Was könnte man denn tun, damit es mehr Spaß macht?“</text:p>
      <text:p text:style-name="P2"/>
      <text:p text:style-name="P2">Thomal überlegt.</text:p>
      <text:p text:style-name="P2"/>
      <text:p text:style-name="P2">„Man könnte die Regeln ändern. Oder die Ballmaschine so anpassen, dass ich damit zurecht komme. Also so, bis der Punkt erreicht ist, wo ich an meiner Leistungsgrenze angelangt bin und noch eine wirkliche Chance habe.“</text:p>
      <text:p text:style-name="P2"/>
      <text:p text:style-name="P2">„Stimmt das könnte man machen. Wollen wir das mal so ausprobieren?“</text:p>
      <text:p text:style-name="P2"/>
      <text:p text:style-name="P2">„Von mir aus gerne. Dann wäre es ein faires Spiel.“</text:p>
      <text:p text:style-name="P2"/>
      <text:p text:style-name="P2">„In Ordnung, Thomal“, Antonia lächelt ihn offen an.</text:p>
      <text:p text:style-name="P2"/>
      <text:p text:style-name="P2">„Aber jetzt mache ich dir einen anderen Vorschlag. Heute Abend hält Peter einen Vortrag im kleinen Auditorium. Das ist immer sehr spannend. Ich gehe hin, möchtest du mich begleiten?“</text:p>
      <text:p text:style-name="P2"/>
      <text:p text:style-name="P2">„Um was geht es?“, fragt Thomal.</text:p>
      <text:p text:style-name="P2"/>
      <text:p text:style-name="P2">„Das weiß ich noch nicht. Peter macht das immer sehr spontan. Am besten ist es, man hört es sich einmal an.“</text:p>
      <text:p text:style-name="P2"/>
      <text:p text:style-name="P2">„Gut“, meint Thomal. „Aber ich hätte noch eine Frage. Ich habe mich heute mit Matuschek unterhalten, und da kam folgendes Thema auf: es ist ja so, dass die Krankenkassen schon sehr viel Beträge begleichen müssen und vieles mehr. Wie ist es möglich, dass hier jeder der neu ankommt immer einen einzigen Therapeuten hat? Wer kann so etwas bezahlen?“</text:p>
      <text:p text:style-name="P2"/>
      <text:p text:style-name="P2">„Ein berechtigte Frage“, antwortet Antonia. „Wir werden nicht über die Krankenkassen finanziert.“</text:p>
      <text:p text:style-name="P2"/>
      <text:p text:style-name="P2">„Nicht? Wie denn dann? Ich meine, wer ist so verrückt, Geld auszugeben für Menschen, die <text:soft-page-break/>psychisch krank sind?“</text:p>
      <text:p text:style-name="P2"/>
      <text:p text:style-name="P2">„Das wirst du noch früh genug erfahren. Aha sieh mal! Da kommt Anke!“</text:p>
      <text:p text:style-name="P2"/>
      <text:p text:style-name="P2">Anke kommt dieses mal aus der anderen Richtung, so dass Thomal mit dem Rücken zu ihr sitzt und sie nicht sieht. </text:p>
      <text:p text:style-name="P2"/>
      <text:p text:style-name="P2">„Wo?“, fragt er in Habachtstellung. Doch da ist Anke schon am Tisch. Sie stütz sich an der Kante ab, und lehnt sich zu Thomal. </text:p>
      <text:p text:style-name="P2"/>
      <text:p text:style-name="P2">„Kommst du nachher auch zu Peters Vortrag? Peter ist mein Betreuer“, sagt sie stolz.</text:p>
      <text:p text:style-name="P2"/>
      <text:p text:style-name="P2">„Ja“, antwortet Antonia. „Nicht wahr, Thomal?“</text:p>
      <text:p text:style-name="P2"/>
      <text:p text:style-name="P2">„Ja, wir kommen auch“, sagt er.</text:p>
      <text:p text:style-name="P2"/>
      <text:p text:style-name="P2">„Dann können wir ja nebeneinander sitzen“, meint sie und blickt Thomal an.</text:p>
      <text:p text:style-name="P2"/>
      <text:p text:style-name="P2">„Ja“, sagt er. „Aber es kommen auch noch Freunde von mir mit.“</text:p>
      <text:p text:style-name="P2"/>
      <text:p text:style-name="P2">„Toll“, antwortet Anke. „Dann sind wir eine richtige Gruppe. Also bis gleich dann.“</text:p>
      <text:p text:style-name="P2"/>
      <text:p text:style-name="P2">Anke freut sich richtig und geht wieder nach hinten an Tisch zu Peter.</text:p>
      <text:p text:style-name="P2"/>
      <text:p text:style-name="P2">„Was denn!“, sagt Antonia. „Du hast doch bisher nicht gewusst, dass ein Vortrag stattfindet. Welche Freunde kommen denn mit?“</text:p>
      <text:p text:style-name="P2"/>
      <text:p text:style-name="P2">„Matuschek und Frieder“, gibt Thomal zurück. </text:p>
      <text:p text:style-name="P2"/>
      <text:p text:style-name="P2"/>
      <text:p text:style-name="P2">Nach dem Abendessen beeilt sich Thomal. Er muss Matuschek suchen. Er will auf keinen Fall mit Anke und Antonia alleine beim Vortrag fest hängen. </text:p>
      <text:p text:style-name="P2"/>
      <text:p text:style-name="P2">Er findet ihn auf seinem Zimmer. Als die beiden rauchend auf der Terrasse stehen sagt Matuschek</text:p>
      <text:p text:style-name="P2"/>
      <text:p text:style-name="P2">„Nee, nee, Alter. Das hast du dir geschickt ausgedacht. Weil du nicht mit den Weibern alleine los willst, sollen wir mitkommen, oder was? Aber du hast Glück. Ich wollte mir sowieso den Vortrag anhören. Frieder auch. Also wir treffen uns dann.“</text:p>
      <text:p text:style-name="P2">Er drückt seine Zigarette aus. Thomal auch. Erleichtert schlendert er zurück auf sein Zimmer. </text:p>
      <text:p text:style-name="P2"/>
      <text:p text:style-name="P2">Der Vortragsraum ist ein etwas größeres Zimmer im ersten Stock. Die Wände sind weiß. Er wird doch Stehlampen angenehm beleuchtet. Stühle sind in drei Reihen, unterbrochen durch einen freien Mittelgang, angeordnet, so dass von vorne betrachtet zwei geteilte Blöcke dem Redner gegenüber sind. Vorne, bei den Fenstern, steht Peter. Sein gewelltes Haar ist länger gehalten. Am Arm trägt er einen Reif. Er sieht ein bisschen aus wie ein Althippie. Dabei ist er sehr groß und kräftig. 'Schöne Haare hat der', denkt Thomal. Sein leicht schrägen Augen und die Hakennase verleihen seinen Zügen etwas Unkonventionelles. Neben ihm sitzen Antiona und Anke, neben Anke sitzt Frieder, dann kommt Matuschek. So ist eine seitliche Reihe voll belegt. Anke hat sich über die kleine Gruppe sehr gefreut und sich mit Frieder unterhalten. Interessanterweise hat Frieder anders reagiert als er selber. Er scheint Anke ganz gerne zu mögen. Vor dem Publikum, der Raum ist voll, reibt sich Peter die Hände. </text:p>
      <text:p text:style-name="P2"/>
      <text:p text:style-name="P2"><text:soft-page-break/>„So“, sagt er. „Schön, dass ihr alle hier seid. Ich sehe viele bekannte Gesichter, aber auch ein paar Neue.“</text:p>
      <text:p text:style-name="P2">Er blickt herum und sein Augen treffen auch Thomal. </text:p>
      <text:p text:style-name="P2">„Wie ihr wisst, warte ich immer auf die Ideen zu meinem Vortrag und heute dachte ich mir, dass wir uns gerne mal über Definitionen unterhalten und wie diese in unser Leben verwoben sind. Wie ihr wisst oder auch nicht...“</text:p>
      <text:p text:style-name="P2"/>
      <text:p text:style-name="P2">Dann muss er laut husten. Dabei wirft er den Kopf nach hinten und hält sich die Hand vor den Mund</text:p>
      <text:p text:style-name="P2"/>
      <text:p text:style-name="P2">„Wie ihr alle wisst, stelle ich gerne auch mal Fragen. Wenn ihr Lust habt, dann könnt ihr antworten. Aber: wenn ihr still mit denkt, ist das genauso schön.“</text:p>
      <text:p text:style-name="P2"/>
      <text:p text:style-name="P2">„So“, sagt er dann und reibt sich erneut die Hände. Dann greift er zum Wasserglas, das auf einem Stehtischchen neben ihm steht und nimmt sehr langsam einen Schluck.</text:p>
      <text:p text:style-name="P2">„Ich muss das machen, sonst fange ich immer an zu husten.“</text:p>
      <text:p text:style-name="P2">Er stellt das Wasserglas ab, räuspert sich und nimmt dann nochmal einen Schluck. Thomal scharrt etwas mit den Füßen, da flüstert Anke ihm ins Ohr.</text:p>
      <text:p text:style-name="P2">„Er hat immer schlimmen Husten, ganz schlimm“, sagt sie.</text:p>
      <text:p text:style-name="P2">Peter räuspert sich erneut und sagt dann:</text:p>
      <text:p text:style-name="P2"/>
      <text:p text:style-name="P2">„Wo, denkt ihr, spielen Definitionen ein große Rolle. Hat jemand eine Idee?“</text:p>
      <text:p text:style-name="P2">'Das ist ja wie in der Schule', denkt Thomal. Er blickt sich im Raum um, wie das so üblich ist. Man lässt den Blick über die anwesenden Zuhörer schweifen. 'Das ist immer ein komisches Gefühl', denkt er. 'Man taxiert sich so und will hören, wer schlau ist.'</text:p>
      <text:p text:style-name="P2">Ein junges Mädchen aus dem anderen Flügel hebt den Arm.</text:p>
      <text:p text:style-name="P2">„In der Mathematik“, sagt sie.</text:p>
      <text:p text:style-name="P2">„Stimmt“, <text:s/>sagt Peter. „Und weißt du auch wofür sie stehen oder was sie bedeuten?“</text:p>
      <text:p text:style-name="P2">„Klar“, sagt das Mädchen. „Es sind Festsetzungen, also so etwas wie Bausteine, denke ich, mit denen man weiter arbeiten kann.“</text:p>
      <text:p text:style-name="P2">„Und wie entstehen die Definitionen?“, fragt Peter das Mädchen erneut.</text:p>
      <text:p text:style-name="P2">„Ich würde sagen, dass sie sich manchmal aus Ableitungen ergeben. Vielleicht aber auch klare Randbestimmungen sind, damit man ein Experiment oder so etwas durchführen kann.“</text:p>
      <text:p text:style-name="P2">„Ja, sehr gut. Jetzt würde ich euch gerne eine Frage stellen, die den Begriff mit Leben füllen soll. Wie könnte man ein Auto definieren.“</text:p>
      <text:p text:style-name="P2"/>
      <text:p text:style-name="P2">„Das ist doch einfach“, ruft Matuschek. „Ein Auto ist ein Karosse mit Sitzgelegenheiten, vier Rädern und einem mechanischen Motor, der die Räder antreibt usw.“</text:p>
      <text:p text:style-name="P2">Frieder nickt zustimmend. Das Gemurmel der Zuhörer verrät, dass sie die Antwort für gut halten.</text:p>
      <text:p text:style-name="P2"/>
      <text:p text:style-name="P2">Peter antwortet:</text:p>
      <text:p text:style-name="P2">„Ja. Man könnte jetzt in die Details gehen und sagen: es gibt auch Flugzeuge, die deiner Definition entsprechen, richtig?“</text:p>
      <text:p text:style-name="P2"/>
      <text:p text:style-name="P2">Matuschek überlegt. Dann antwortet er: „Stimmt, also müsste ich ausschließen, dass das Auto Flügel hat.“</text:p>
      <text:p text:style-name="P2">Anke sagt: „Ja, oder schwimmen kann.“</text:p>
      <text:p text:style-name="P2">Gelächter geht durch das Zimmer. </text:p>
      <text:p text:style-name="P2">„Richtig, Anke!“, sagt Peter. „Also“, führt Peter fort, „ was könnte noch zum Auto gehören, also das, was es ausmacht.“</text:p>
      <text:p text:style-name="P2"/>
      <text:p text:style-name="P2">Stille. Thomal überlegt. Er denkt, dass man dann vieles ausschließen muss, wenn die Definition von <text:soft-page-break/>Matuschek stimmt. Das ist fast ein vergebliches unterfangen. Das ist wie in der Mengenlehre, denkt er. Wäre ein Mondfahrzeug ein Auto? <text:s/>Dann kommt ihm ein Gedanke und er fasst sich ein Herz: „Wege oder Straßen oder Erde!“, sagt er.</text:p>
      <text:p text:style-name="P2">„Hmm“, Peter nickt. „Sowie die Luft zum Flugzeug und ein Flugplatz.“</text:p>
      <text:p text:style-name="P2">„Oder wie das Wasser zum Amphibien-Fahrzeug!“, sagt Frieder.</text:p>
      <text:p text:style-name="P2"/>
      <text:p text:style-name="P2">Nach einer Pause:</text:p>
      <text:p text:style-name="P2">„Ich habe auch eine Idee“, sagt Anke.</text:p>
      <text:p text:style-name="P2">„Also wenn es Straßen gibt und das Auto die Straßen nützt, dann müssen zum Auto auch die Menschen oder Orte gehören, die mit dem Auto verbunden werden. Oder nicht?“</text:p>
      <text:p text:style-name="P2"/>
      <text:p text:style-name="P2">Schweigen. „Das ist doch jetzt übertrieben“, sagt Matuschek.</text:p>
      <text:p text:style-name="P2">„Ja?“, fragt Peter. </text:p>
      <text:p text:style-name="P2">Frieder sagt: „Ich glaube, dass Anke recht hat. Also das Auto wurde doch zu diesem Zweck erfunden!“</text:p>
      <text:p text:style-name="P2"/>
      <text:p text:style-name="P2">„Ahaaa“, ruft Peter. „Willst du damit sagen, dass die Idee des Autos schon zum Auto gehört und es definiert?“</text:p>
      <text:p text:style-name="P2"/>
      <text:p text:style-name="P2">„Ich glaube, dass es so ist“, sagt Frieder leise. </text:p>
      <text:p text:style-name="P2"/>
      <text:p text:style-name="P2">Da meldet sich wieder das Mädchen aus dem rechten Flügel zu Wort: „Also es stimmt. Wenn ich überlege, wie Computer gebaut wurden! Klar war die Idee ganz entscheidend. Und ich glaube, dass sie maßgeblich die Definition eines Computers ausmacht.“</text:p>
      <text:p text:style-name="P2"/>
      <text:p text:style-name="P2">Thomal lässt das Gesagte absacken, dann: „So, dann muss ich jetzt aber mal folgendes sagen“, Thomal ist ganz aufgeregt als er seine Aussage vorbereitet.</text:p>
      <text:p text:style-name="P2">„Wenn jetzt die Idee des Autos das Auto mit definiert, dann gehört doch auch die industrielle Revolution usw. zum Auto. Mal abgesehen davon auch das Pferd und das wirtschaftliche Wachstum, denn beide haben die Idee vielleicht erst entstehen lassen, das Auto versprach doch schnelleren Güteraustausch.“</text:p>
      <text:p text:style-name="P2">Matuschek macht eine Scheibenwischergeste vor seinem Gesicht. </text:p>
      <text:p text:style-name="P2"/>
      <text:p text:style-name="P2">„Ja“, sagt Peter, „ich glaube, dass du etwas Wahres sagst, aber:“, er hebt den Arm und den Zeigefinger und muss erneut sehr laut husten.</text:p>
      <text:p text:style-name="P2"/>
      <text:p text:style-name="P2">„Oh Mann!“, sagt Matuschek.</text:p>
      <text:p text:style-name="P2"/>
      <text:p text:style-name="P2">„Aber:“, sagt Peter erneut, als er sich ausgehustet hat. „ich würde sagen, dass die Definition von Matuschek richtig ist. Warum?“</text:p>
      <text:p text:style-name="P2"/>
      <text:p text:style-name="P2">„Siehste!“, sagt Matuschek zu Frieder.</text:p>
      <text:p text:style-name="P2"/>
      <text:p text:style-name="P2">Da sagt jemand aus dem rechten Flügel, den Thomal jetzt erst erkennt und als Michael vom gestrigen Spaziergang am Amphitheater einsortieren kann:</text:p>
      <text:p text:style-name="P2"/>
      <text:p text:style-name="P2">„Weil es so am einfachsten ist, da man das Auto sehen kann.“</text:p>
      <text:p text:style-name="P2"/>
      <text:p text:style-name="P2">„Korrekt“, sagt Peter etwas lauter. „Ein Analytiker würde sagen: das ist es. Man muss ein Auto nach <text:s/>seinen Teilen definieren. Genau so wie es Matuschek angedeutet hat. Aber ich würde sagen, es ist aus einem Vorgang entstanden, der sich nicht isolieren lässt. Versteht ihr, was ich meine? Ein Ingenieur bei Mercedes würde uns daher auch widersprechen. Er würde das Auto als bestehend aus <text:soft-page-break/>diesen und jenen Mechaniken und der Elektronik begreifen.“</text:p>
      <text:p text:style-name="P2"/>
      <text:p text:style-name="P2">Wieder ist es still und es ist fraglich, ob jeder mit der Aussage etwas anfangen kann. Thomal zieht die Stirne kraus.</text:p>
      <text:p text:style-name="P2"/>
      <text:p text:style-name="P2">„Wie verhält es sich mit Spielen“, fragt er dann.</text:p>
      <text:p text:style-name="P2"/>
      <text:p text:style-name="P2">„Aha!“, Peter macht ein theatralische Geste. „Ein Philosoph! Schon viele Philosophen haben sich <text:s/>darüber den Kopf zerbrochen haben? <text:s/>Am bekanntesten in unserem Kulturkreis ist Wittgenstein. Der hat gesagt, dass es unmöglich ist, Spiele mittels der Sprache zu definieren. Er schlug vor, nach Artverwandtschaften zu suchen. Er bildet so eine Art heterogene Kategorien. Das bedeutet, dass zwei Spiele immer mindestens eine gemeinsame Eigenschaft aufweisen. Jedes dieser Spiele kann wieder mit einem anderen eine Artverwandtschaft bilden usw. Es entsteht ein Netz. Versteht ihr das?“</text:p>
      <text:p text:style-name="P2"/>
      <text:p text:style-name="P2">„Ja!“, sagt das Mädchen vom rechten Flügel. „Ist logisch.“</text:p>
      <text:p text:style-name="P2">Matuschek reckt zum ersten mal den Kopf in Richtung des Mädchens. „Nix logisch“, flüstert er. „Habe kein Wort kapiert.“</text:p>
      <text:p text:style-name="P2"/>
      <text:p text:style-name="P2">Peter fragt in Richtung des Mädchens: „Vielleicht probiert ihr herauszufinden, wie man ein Spiel definieren kann.“</text:p>
      <text:p text:style-name="P2"/>
      <text:p text:style-name="P2">Thomal sagt: „Ein Spiel hat Regeln. Eine Konvention, die beliebig sein kann, aber auf die sich die teilnehmenden Parteien einigen.“<text:tab/></text:p>
      <text:p text:style-name="P2"/>
      <text:p text:style-name="P2">„Das klingt wie Politik“, ruft Michael vom rechten Flügel. </text:p>
      <text:p text:style-name="P2"/>
      <text:p text:style-name="P2">„Ok“, sagt Thomal. „Ein Spiel dient dazu, sich zu messen, damit kann man Leistung direkt greifbar machen. Wie im Tennis, im Fußball im Schach etc. Es gibt immer einen Sieger. Das ist in der Politik nicht so.“</text:p>
      <text:p text:style-name="P2"/>
      <text:p text:style-name="P2">„Na quatsch“, sagt Michael. „Im Wahlkampf gibt es einen Sieger.“ </text:p>
      <text:p text:style-name="P2"/>
      <text:p text:style-name="P2">„Und im Krieg meist auch“, sagt Anke leise. </text:p>
      <text:p text:style-name="P2"/>
      <text:p text:style-name="P2">Das Mädchen links meldet sich erneut. Sie ist wohl ziemlich gescheit, denkt Thomal. </text:p>
      <text:p text:style-name="P2">„Wenn <text:s/>wir bei der Definition von Wittgenstein bleiben, dann können wir doch erstmal eine Liste von Spielen sammeln, oder was?“</text:p>
      <text:p text:style-name="P2"/>
      <text:p text:style-name="P2">„Hä?“, meint Thomal. „Da ist aber schon eine Definition von dem Wittgenstein. Was willst du da noch machen?“, fragt er.</text:p>
      <text:p text:style-name="P2"/>
      <text:p text:style-name="P2">„Stimmt“, sagt Matuschek. „Da gibt’s jetzt nix mehr zu rütteln.“</text:p>
      <text:p text:style-name="P2"/>
      <text:p text:style-name="P2">„Das ist dann so wie in der Statistik oder so“, fährt das Mädchen fort. „Man sammelt und so weiter.“</text:p>
      <text:p text:style-name="P2"/>
      <text:p text:style-name="P2">„Das finde ich aber auch scheiße“, sagt Michael.</text:p>
      <text:p text:style-name="P2"/>
      <text:p text:style-name="P2">„Na, na.“ Peter hustet erneut. „Also junger Mann...“</text:p>
      <text:p text:style-name="P2"/>
      <text:p text:style-name="P2">„Aber doch klar“, antwortet er. „So läuft doch heutzutage alles, oder nicht? Also man sammelt <text:soft-page-break/>Daten. Wie in der Medizin. Studien haben gezeigt, dass Kaffee ungesund ist. Andere Studien zeigen aber, dass es nicht so ist. Die haben nämlich wieder andere Daten.“</text:p>
      <text:p text:style-name="P2"/>
      <text:p text:style-name="P2">„Mensch, Michael, da sagst du etwas Wahres.“, sagt Matuschek. </text:p>
      <text:p text:style-name="P2"/>
      <text:p text:style-name="P2">„Ein Spiel hat etwas mit den Menschen zu tun, es ist etwas Soziales“, sagt Anke. </text:p>
      <text:p text:style-name="P2"/>
      <text:p text:style-name="P2">„Wenn ich am Computer zocke, ist das dann auch etwas Soziales?“, fragt Frieder.</text:p>
      <text:p text:style-name="P2"/>
      <text:p text:style-name="P2">„Ja“, sagt Anke. „Sagen wir mal, dass du im Spiel Erdbeeren sammeln musst. Möglichst schnell.“</text:p>
      <text:p text:style-name="P2"/>
      <text:p text:style-name="P2">Matuschek kichert. Er flüstert Thomal zu: „Glaube nicht, dass er Erdbeeren sammeln spielt.“</text:p>
      <text:p text:style-name="P2"/>
      <text:p text:style-name="P2">„Dann machst du das, weil du es schaffen möchtest. Vielleicht einen Rekord aufstellen usw.“</text:p>
      <text:p text:style-name="P2"/>
      <text:p text:style-name="P2">„Das muss ich aber nicht mit anderen machen. Kann ich alleine“, sagt Frieder.</text:p>
      <text:p text:style-name="P2"/>
      <text:p text:style-name="P2">„Trotzdem löst es bei dir etwas aus. Vielleicht probierst du es erneut, wenn es nicht funktioniert hat. Oder du hast es geschafft und bist stolz auf dich.“</text:p>
      <text:p text:style-name="P2"/>
      <text:p text:style-name="P2">„Das kann bei der beknackten Arbeit ebenso sein.“, sagt Michael. „Das ist auch sozial.“</text:p>
      <text:p text:style-name="P2"/>
      <text:p text:style-name="P2">Thomal sagt dann: „Ja, das stimmt. Ein Spiel löst etwas aus. Es löst in mir etwas aus, obwohl ich nicht weiß, ob es Kreativität ist. Wenn ich zum Beispiel verloren habe, obwohl ich das nicht gedacht hätte, bin ich enttäuscht. Ich möchte dann wissen, warum ich verloren habe.“</text:p>
      <text:p text:style-name="P2"/>
      <text:p text:style-name="P2">„Toll“, sagt Michael. „Schön auf Leistung getrimmt.“</text:p>
      <text:p text:style-name="P2"/>
      <text:p text:style-name="P2">„Nicht unbedingt. Es ist ja dann eine Art der Entwicklung. Ich passe mich an, überlege, warum es nicht klappt. Und dann versuche ich besser zu werden.“</text:p>
      <text:p text:style-name="P2"/>
      <text:p text:style-name="P2">„Oder du lässt den Kopf hängen, nicht wahr... Aber man kann doch auch ohne Leistung etwas spielen“, sagt Michael. „Also nur, weil ich Freude an der Tätigkeit habe, egal ob ich gewinne oder verliere.“</text:p>
      <text:p text:style-name="P2"/>
      <text:p text:style-name="P2">„Das glaubst auch nur du“, sagt Matuschek laut. </text:p>
      <text:p text:style-name="P2"/>
      <text:p text:style-name="P2">„Was wir hier machen“, antwortet Michael dann. „Ist doch auch ein Spiel. Also: wer kommt am schnellsten auf die besten Ideen? Oder wer hat Freude am Mitdenken?“</text:p>
      <text:p text:style-name="P2"/>
      <text:p text:style-name="P2">„Jaja“, sagt Peter. „Das ist ein passender Gedanke, wie ich finde.“</text:p>
      <text:p text:style-name="P2">„Kann man denn Arbeit auch als Spiel betrachten?“</text:p>
      <text:p text:style-name="P2"/>
      <text:p text:style-name="P2">„Glaube schon“, sagt das Mädchen vom Flügel. „Wenn es einem doch Spaß macht, was man tut.“</text:p>
      <text:p text:style-name="P2"/>
      <text:p text:style-name="P2">„Sich Spiele auszudenken ist vielleicht auch ein Spiel“, sagt Anke.</text:p>
      <text:p text:style-name="P2"/>
      <text:p text:style-name="P2">„Voll gut, was du gerade gesagt hast, Michael.“, sagt Thomal. „Vielleicht ist ein Spiel ein innerer Prozess, eine Auffassung, wie man mit etwas umgeht.“</text:p>
      <text:p text:style-name="P2"/>
      <text:p text:style-name="P2">Peter hustet. </text:p>
      <text:p text:style-name="P2">„Ihr seht, dass ihr euch langsam von der analytischen Herangehensweise entfernt. Bei dem was <text:soft-page-break/>gerade gesagt wurde, könnte ich ergänzen: ein Spiel ist eventuell tief im Menschen drin. Obwohl vielleicht auch diese Aussage falsch aufgefasst werden kann. Es lässt sich <text:s/>nicht wie ein Gen heraus isolieren. Es ist umfassender.“</text:p>
      <text:p text:style-name="P2"/>
      <text:p text:style-name="P2">„Ja“, sagt Thomal. „Es ist die Fähigkeit mit Siegen und Niederlage umgehen zu können. Oder vielleicht mit dem Unerwarteten. Es ist in jedem Fall so, dass es den Lebensinstinkt weckt.“</text:p>
      <text:p text:style-name="P2"/>
      <text:p text:style-name="P2">„Toll“, sagt Anke und blickt Thomal mit leuchtenden Augen an.</text:p>
      <text:p text:style-name="P2"/>
      <text:p text:style-name="P2">'Oh Gott', denkt er. Ist aber auch etwas stolz auf sich. </text:p>
      <text:p text:style-name="P2"/>
      <text:p text:style-name="P2">„Dann kann man ein Spiel aber auch falsch spielen“, sagt Michael. „Beim Gitarrespielen habe ich ne Zeitlang so wahnsinnig geübt, dass überhaupt keinen Spaß mehr gemacht hat. Es war die Hölle, die ich mir selber erschaffen habe.“</text:p>
      <text:p text:style-name="P2"/>
      <text:p text:style-name="P2">„Auch Teil des Spiels“, sagt Matuschek. „Machst de jetzt hoffentlich nicht mehr.“</text:p>
      <text:p text:style-name="P2"/>
      <text:p text:style-name="P2">„Stimmt“, sagt Michael.</text:p>
      <text:p text:style-name="P2"/>
      <text:p text:style-name="P2">Die Diskussion geht in dieser Art noch eine kleine Zeit weiter, doch alsbald beschließt Peter das treffen. </text:p>
      <text:p text:style-name="P2"/>
      <text:p text:style-name="P2">„Vielen Dank also für eure Mitarbeit. Es hat mir große Freude bereitet mit euch zusammen zu SPIELEN.“</text:p>
      <text:p text:style-name="P2"/>
      <text:p text:style-name="P2">Das Stühlerücken fängt an. </text:p>
      <text:p text:style-name="P2"/>
      <text:p text:style-name="P2">„Das war supi, supi!“, sagt Anke laut. „Peter macht das immer wahnsinnig toll. Einfach so ganz spontan und so. Du warst aber auch klasse, Thomal!“</text:p>
      <text:p text:style-name="P2"/>
      <text:p text:style-name="P2">Anke knufft Thomal in die Seite. „Hast ja doch etwas Phantasie.“</text:p>
      <text:p text:style-name="P2"/>
      <text:p text:style-name="P2">„Stimmt, ja!“, meint Frieder. „Ich glaube, ich habe nicht alles verstanden, aber in jedem Fall tut es mir gut, mal so zu denken. In der Schule läuft das nicht so. Da gibt’s immer einen drüber, wenn man nicht in den passenden Kategorien denkt. Denke ich...“</text:p>
      <text:p text:style-name="P2"/>
      <text:p text:style-name="P2">„Schon“, meint Matuschek. „Also alles finde ich auch nicht alles richtig, was der Peter so sagt. Aber ich kann dir zustimmen, Frieder. Es tut gut, sich mit so etwas mal zu beschäftigen. Lohnt sich schon immer. Bist wohl doch so ein schlaues Köpfchen, ne, Thomal?“</text:p>
      <text:p text:style-name="P2"/>
      <text:p text:style-name="P2">Thomal lenkt ab. „Nee, nee.“</text:p>
      <text:p text:style-name="P2"/>
      <text:p text:style-name="P2">„Doch, doch“, sagt Antonia. </text:p>
      <text:p text:style-name="P2"/>
      <text:p text:style-name="P2">Die Gruppe zwängt sich zum Ausgang. Thomal beäugt das Mädchen vom rechten Flügel. 'Wie alt die wohl sein mag?', denkt er. 'Nicht älter als zwanzig. Voll im Saft.'</text:p>
      <text:p text:style-name="P2">Dann denkt er, dass er eine tolle Leistung gerade gebracht hat und ist stolz auf sich. 'Bin doch ziemlich schlau', sagt er sich und schämt sich im selben Moment. Als er so verträumt dem Mädchen hinterher glotzt, die sich nicht weiter um ihn zu kümmern scheint, tippt ihm jemand leicht von hinten auf die Schulter. Thomal dreht sich um. Da steht Michael.</text:p>
      <text:p text:style-name="P2">„Hi!“, sagt er. „Du bist doch der Neue, den wir gestern am See gesehen haben.“</text:p>
      <text:p text:style-name="P7"><text:span text:style-name="T1">„Hi!“, sagt Thomal. „Das stimmt. Ich bin Thomal.“„Ich erinnere mich“, sagt Michael. „Hat dir das </text:span><text:soft-page-break/><text:span text:style-name="T1">Diskutieren Spaß gemacht?“. </text:span></text:p>
      <text:p text:style-name="P7"><text:span text:style-name="T1">„Auf jeden Fall“, sagt Thomal.</text:span></text:p>
      <text:p text:style-name="P7"><text:span text:style-name="T1">„Dann komm doch wieder. Bei mir in der Gruppe.. ich weiß nicht, da fühle ich mich bei solchen Themen immer etwas einsam. Würd' mich freuen! Kannst auch gerne mal so zu mir kommen. Bin in Zimmer...“</text:span></text:p>
      <text:p text:style-name="P7"><text:span text:style-name="T1"/></text:p>
      <text:p text:style-name="P7"><text:span text:style-name="T1">„Bestimmt! Gerne. Einfach mal so?“, sagt Thomal.</text:span></text:p>
      <text:p text:style-name="P7"><text:span text:style-name="T1"/></text:p>
      <text:p text:style-name="P7"><text:span text:style-name="T1">„Ja. Wenn ich nicht da bin, kannst du auch eine Nachricht auf meiner Tür hinterlassen. Da hängt eine Notizwand mit Stift. Meist bin ich unten, in den Spielräumen. Ich spiele gerne Backgammon. Können wir auch mal machen.“</text:span></text:p>
      <text:p text:style-name="P7"><text:span text:style-name="T1"/></text:p>
      <text:p text:style-name="P7"><text:span text:style-name="T1">„Sehr gerne. Ich kenne das Spiel aber nicht.“</text:span></text:p>
      <text:p text:style-name="P7"><text:span text:style-name="T1"/></text:p>
      <text:p text:style-name="P7"><text:span text:style-name="T1">„Macht nichts! Ich brings dir bei. Sag mal... hast du jetzt noch was vor?“</text:span></text:p>
      <text:p text:style-name="P7"><text:span text:style-name="T1"/></text:p>
      <text:p text:style-name="P7"><text:span text:style-name="T1">„Hmm, ich weiß nicht. Möchtest du jetzt spielen?“</text:span></text:p>
      <text:p text:style-name="P7"><text:span text:style-name="T1"/></text:p>
      <text:p text:style-name="P7"><text:span text:style-name="T1">„Warum nicht?“</text:span></text:p>
      <text:p text:style-name="P7"><text:span text:style-name="T1"/></text:p>
      <text:p text:style-name="P7"><text:span text:style-name="T1">Der Raum hat sich mittlerweile geleert. Draußen warten Anke, Frieder, Matuschek und Antonia.</text:span></text:p>
      <text:p text:style-name="P7"><text:span text:style-name="T1"/></text:p>
      <text:p text:style-name="P7"><text:span text:style-name="T1">„Wenn deine Freunde Lust haben könne sie doch mitkommen“ schlägt Michael vor.</text:span></text:p>
      <text:p text:style-name="P7"><text:span text:style-name="T1">„Soll ich mal fragen?“</text:span></text:p>
      <text:p text:style-name="P7"><text:span text:style-name="T1"/></text:p>
      <text:p text:style-name="P7"><text:span text:style-name="T1">„Von mir aus“, sagt Thomal leise.</text:span></text:p>
      <text:p text:style-name="P7"><text:span text:style-name="T1"/></text:p>
      <text:p text:style-name="P7"><text:span text:style-name="T1">Michael begibt sich zur Gruppe und fragt. Antonia wünscht viel Spaß, Frieder und Matuschek winken ab, nur Anke ist Feuer und Flamme.</text:span></text:p>
      <text:p text:style-name="P7"><text:span text:style-name="T1"/></text:p>
      <text:p text:style-name="P7"><text:span text:style-name="T1">„Ich mache gerne Spiele!“, sagt sie.</text:span></text:p>
      <text:p text:style-name="P7"><text:span text:style-name="T1"/></text:p>
      <text:p text:style-name="P7"><text:span text:style-name="T1">„Schön.“ meint Michael. „Wollen wir?“</text:span></text:p>
      <text:p text:style-name="P7"><text:span text:style-name="T1"/></text:p>
      <text:p text:style-name="P7"><text:span text:style-name="T1">Während die anderen in alle Richtungen davon gehen, bewegen sich Michael, Anke und Thomal in den Keller. </text:span></text:p>
      <text:p text:style-name="P7"><text:span text:style-name="T1"/></text:p>
      <text:p text:style-name="P7"><text:span text:style-name="T1">„Habt ihr das Spielzimmer schon gesehen?“</text:span></text:p>
      <text:p text:style-name="P7"><text:span text:style-name="T1"/></text:p>
      <text:p text:style-name="P7"><text:span text:style-name="T1">„Nee“, sagt Thomal. </text:span></text:p>
      <text:p text:style-name="P7"><text:span text:style-name="T1">„Ich auch nicht!“, sagt Anke. „Schön, dass wir so eine Gruppe sind.“</text:span></text:p>
      <text:p text:style-name="P7"><text:span text:style-name="T1"/></text:p>
      <text:p text:style-name="P7"><text:span text:style-name="T1">„Ja“, sagt Thomal. Der Tonfall verrät, dass er nicht ganz überzeugt ist.</text:span></text:p>
      <text:p text:style-name="P7"><text:span text:style-name="T1"/></text:p>
      <text:p text:style-name="P7"><text:span text:style-name="T1">„Naja, Gruppe ist jetzt übertrieben.“ meint Michael. „Ihr seid noch nicht in eurer Gruppe, oder?“</text:span></text:p>
      <text:p text:style-name="P7"><text:span text:style-name="T1"/></text:p>
      <text:p text:style-name="P7"><text:span text:style-name="T1">„Nein.“, sagt Anke. „Wir sind erst seit ein paar Tagen hier.“</text:span></text:p>
      <text:p text:style-name="P7"><text:span text:style-name="T1"/></text:p>
      <text:p text:style-name="P7"><text:span text:style-name="T1">„Ich kann für mich selber reden“, meint Thomal.</text:span></text:p>
      <text:p text:style-name="P7"><text:span text:style-name="T1"/></text:p>
      <text:p text:style-name="P7"><text:span text:style-name="T1">„Von dir weiß ich das ja schon.“, sagt Michael. „So lange bin ich auch noch nicht hier. Zwei Wochen.“</text:span></text:p>
      <text:p text:style-name="P7"><text:soft-page-break/><text:span text:style-name="T1">„Weiß ich auch schon.“ sagt Thomal</text:span></text:p>
      <text:p text:style-name="P7"><text:span text:style-name="T1"/></text:p>
      <text:p text:style-name="P7"><text:span text:style-name="T1">„Ich doch noch nicht!“, ruft Anke. „Hier sind alle so nett. Ganz anderes als draußen.“</text:span></text:p>
      <text:p text:style-name="P7"><text:span text:style-name="T1"/></text:p>
      <text:p text:style-name="P7"><text:span text:style-name="T1">„Ja. Die meisten“, sagt Michael. „Es gibt hier aber auch Eigenbrödler. Verzeiht mir, aber viele hier haben auch einen psychischen Knacks.“</text:span></text:p>
      <text:p text:style-name="P7"><text:span text:style-name="T1"/></text:p>
      <text:p text:style-name="P7"><text:span text:style-name="T1">„Ja, ich auch.“, sagt Anke. </text:span></text:p>
      <text:p text:style-name="P7"><text:span text:style-name="T1">Michael muss lachen.</text:span></text:p>
      <text:p text:style-name="P7"><text:span text:style-name="T1"/></text:p>
      <text:p text:style-name="P7"><text:span text:style-name="T1">„Jedenfalls bist du recht direkt“, sagt er.</text:span></text:p>
      <text:p text:style-name="P7"><text:span text:style-name="T1"/></text:p>
      <text:p text:style-name="P7"><text:span text:style-name="T1">Die drei laufend schweigend weiter. „Hier entlang“, oder „jetzt rechts“, sagt Michael. Thomal schwant schon Schlimmes, als ihm klar wird, dass sie sich wieder in <text:s/>Richtung des Ballspiel-Raums bewegen. 'Heute war ein Tag voller Herausforderungen', denkt er. 'Hoffentlich schneide ich beim Backgammon nicht schlecht ab. Nachher gewinnt Anke noch gegen mich und mein Ruf ist dahin.'</text:span></text:p>
      <text:p text:style-name="P7"><text:span text:style-name="T1">Die drei laufen am Ballraum vorbei und gehen weiter hinten in ein Zimmer, in dem Betrieb ist. Es ist ein großer Raum, in dem die Leute alles Mögliche spielen. Schach, Dame und auch Spiele, die Thomal noch nie gesehen hat. Zwei spielen ein Geschicklichkeits-Spiel, bei dem sie Murmeln auf einem Brett mit entsprechenden Einbuchtungen schnell versetzen. Das Brett droht immer wieder in die eine oder andere Richtung zu kippen. Die geschickten Bewegungen der Spieler verhindern das. Dann sitzen sich zwei Leute an einem Tisch gegenüber, die sich nur gegenseitig ansehen. 'Tolles Spiel.“, denkt Thomal.</text:span></text:p>
      <text:p text:style-name="P7"><text:span text:style-name="T1"/></text:p>
      <text:p text:style-name="P7"><text:span text:style-name="T1">„Nehmt doch hier Platz“. Michael deutet auf einen freien Tisch, ein Holztisch, der wie aus Wurzeln gemacht aussieht. „Ich hole mal das Backgammon“. </text:span></text:p>
      <text:p text:style-name="P7"><text:span text:style-name="T1">Thomal blickt sich im Spielzimmer weiter um. An den Wänden hängen auch Bilder, ganz individuell und wild zusammen gewürfelt. Einige lösen sich schon ab. Die Wände sind in einem dunkleren Violett gestrichen. Für einen Spielraum ist es nicht leise aber auch nicht laut. Anke sagt: „Das habe ich mir aber phantasievoller vorgestellt.“</text:span></text:p>
      <text:p text:style-name="P7"><text:span text:style-name="T1">Dann kommt Michael mit einer Box, die er unter dem Arm klemmen hat, zurück. Er klappt die Box auf und stellt sie auf den Tisch darin liegen schwarze und weiße Plastiksteine sowie ein paar Würfel. Die aufgeklappte und abgelegte Box ist die Spielfläche. An den langen Kanten fangen verschieden farbige Dreicke an, die <text:s/>in Richtung der Mitte der Box spitz zulaufen. Thomal kennt das Brett. 'Oh weh!', denkt er. 'Bestimmt so ein Spiel wie Schach, das liegt mir nicht.'</text:span></text:p>
      <text:p text:style-name="P7"><text:span text:style-name="T1">Michael richtet das Brett aus. Er setzt sich an eine Seite des Tisches. Er fragt:</text:span></text:p>
      <text:p text:style-name="P7"><text:span text:style-name="T1">„Wer möchte denn zuerst spielen?“</text:span></text:p>
      <text:p text:style-name="P7"><text:span text:style-name="T1">Thomal möchte eigentlich eher zusehen, aber Anke ist schneller. </text:span></text:p>
      <text:p text:style-name="P7"><text:span text:style-name="T1">„Thomal“, sagt sie. „Er ist ziemlich schlau!“</text:span></text:p>
      <text:p text:style-name="P7"><text:span text:style-name="T1">„Das werden wir sehen“, sagt Michael und grinst.</text:span></text:p>
      <text:p text:style-name="P7"><text:span text:style-name="T1">Er fängt an die Steine auszulegen. Immer Türme gleicher Farbe und unterschiedlicher Anzahl, die er in den Dreiecken ablegt. Als er fertig ist, liegt ein Muster aus, bei dem sich die Türmchen symmetrisch und unterschiedlicher Farbe sowie gleicher Anzahl, getrennt durch die Mitte der Box, gegenüberliegen.</text:span></text:p>
      <text:p text:style-name="P7"><text:span text:style-name="T1"/></text:p>
      <text:p text:style-name="P7"><text:span text:style-name="T1">„So“, sagt Michael. „Backgammon ist ein super Spiel, bei dem es auf die richtige Strategie ankommt. Obwohl gewürfelt wird, ist es im Durchschnitt weniger ein Glücksspiel.“</text:span></text:p>
      <text:p text:style-name="P7"><text:span text:style-name="T1">'Toll', denkt Thomal, 'da kann ich mich ja gleich wieder blamieren.'</text:span></text:p>
      <text:p text:style-name="P7"><text:span text:style-name="T1">„Ziel des Spiels ist es“, fährt er fort, „die eigenen Steine, also in meinem Fall beispielsweise Weiß, vom ersten Quadranten...“, er deutet auf seine linke untere Ecke der Box, „in den letzten Quadranten zu bewegen.“ Bei diesem Satz führt Michael mit seiner Hand einen angedeuteten Bogen über das Spielbrett aus. Ein gekipptes U. Er endet mit der Bewegung in der Ecke, die auf </text:span><text:soft-page-break/><text:span text:style-name="T1">Thomals rechter Seite liegt. Da bleibt er mit der Bewegung stehen. „Dieser Quadrant ist dein Startquadrant und mein Zielquadrant und umgekehrt. Alles klar?“</text:span></text:p>
      <text:p text:style-name="P7"><text:span text:style-name="T1"/></text:p>
      <text:p text:style-name="P7"><text:span text:style-name="T1">„Soweit schon“, sagt Thomal. Anke sagt nichts.</text:span></text:p>
      <text:p text:style-name="P7"><text:span text:style-name="T1"/></text:p>
      <text:p text:style-name="P7"><text:span text:style-name="T1">„Wenn alle meine Steine dort sind, kann ich damit beginnen, sie abzräumen. Wer als erster alle Steine vom Brett hat, ist der Gewinner. Wie das Abräumen funktioniert erkläre ich im Spiel, da ists einfacher. So. Da du aber verhindern möchtest, dass ich alle Steine dahin bekomme, baust du Barrieren im Spiel auf. Du siehst, dass schon so Türmchen da sind. Auf besetzte Felder kannst du mit deinen Steinen nicht ziehen, es sei denn es steht nur ein Turm auf einem Feld. Dann kann man den Stein schlagen und er muss wieder im ersten Quadranten eingewürfelt werden.“</text:span></text:p>
      <text:p text:style-name="P7"><text:span text:style-name="T1"/></text:p>
      <text:p text:style-name="P7"><text:span text:style-name="T1">„Klingt wie Mensch-Ärgere-Dich-Nicht“, sagt Anke.</text:span></text:p>
      <text:p text:style-name="P7"><text:span text:style-name="T1"/></text:p>
      <text:p text:style-name="P7"><text:span text:style-name="T1">„So ähnlich“, meint Michael und grinst. „Und ähnlich wie bei Mensch-Ärgere-Dich-Nicht ist es natürlich doof, wenn man von vorne anfangen muss.“</text:span></text:p>
      <text:p text:style-name="P7"><text:span text:style-name="T1"/></text:p>
      <text:p text:style-name="P7"><text:span text:style-name="T1">„Ok“, sagt Thomal. „Mit einem Feld meinst du also so ein Dreieck da.“ Thomal deutet darauf. </text:span></text:p>
      <text:p text:style-name="P7"><text:span text:style-name="T1">„Ja, genau!“, sagt Michael. „Die Strategie ist es also: a. Die eigenen Steine in das Ziel zu kriegen und b. Genau das für den Gegner schwer zu machen, ok?“</text:span></text:p>
      <text:p text:style-name="P7"><text:span text:style-name="T1"/></text:p>
      <text:p text:style-name="P7"><text:span text:style-name="T1">„Wie bei Mensch-Ärgere-Dich-Nicht“, sagt Anke wieder.</text:span></text:p>
      <text:p text:style-name="P7"><text:span text:style-name="T1"/></text:p>
      <text:p text:style-name="P7"><text:span text:style-name="T1">„Hmm. Hast recht“, sagt Michael. „Sind wohl Spielähnlichkeiten, wie wir vorher gelernt haben. So. Jeder Spieler hat immer zwei Würfel, dann muss man die Spielsteine um die gewürfelten Augen vorwärts ziehen. Am besten wir fangen einfach mal an.“</text:span></text:p>
      <text:p text:style-name="P7"><text:span text:style-name="T1"/></text:p>
      <text:p text:style-name="P7"><text:span text:style-name="T1">„Ok“, sagt Thomal. „Soweit klar. Muss ich immer mit den Steinen in meinem Startquadranten beginnen?“</text:span></text:p>
      <text:p text:style-name="P7"><text:span text:style-name="T1"/></text:p>
      <text:p text:style-name="P7"><text:span text:style-name="T1">„Nein“, antwortet Michael. „Du kannst anfangen wo du willst. Komm fangen wir an.“</text:span></text:p>
      <text:p text:style-name="P7"><text:span text:style-name="T1"/></text:p>
      <text:p text:style-name="P7"><text:span text:style-name="T1">Michael schnappt sich die Würfel und rollt sie auf dem Brett aus, das mit Samt bezogen ist. Das gefällt Thomal. Er würfelt einen Sechserpasch. </text:span></text:p>
      <text:p text:style-name="P7"><text:span text:style-name="T1"/></text:p>
      <text:p text:style-name="P7"><text:span text:style-name="T1">„Aah, gut. Gleich die nächste Regel. Bei einem Pasch darf man die zu ziehende Augenzahl verdoppeln. Ein Sechserpasch ist ziemlich cool, weil ich damit erstens ordentlich vorankomme und zweitens, es dir schonmal schwerer machen kann. Siehst du?“</text:span></text:p>
      <text:p text:style-name="P7"><text:span text:style-name="T1">Er schnappt sich die ersten zwei Steinchen vom ersten Quadranten und schubst sie sechs Felder nach vorne. Dabei kommentiert er mit komischen Geräuschen. Ssst, ssst. Dann nimmt er zwei weitere Steine von vorne und schiebt sich knapp an Michaels Startquadranten. Ssst, ssst. </text:span></text:p>
      <text:p text:style-name="P7"><text:span text:style-name="T1">„Jetzt bist du dran“, sagt er zu Thomal. Thomal würfelt eine zwei und eine eins.</text:span></text:p>
      <text:p text:style-name="P7"><text:span text:style-name="T1">„Toll“, sagt er. Er überlegt, was er am besten ziehen kann.</text:span></text:p>
      <text:p text:style-name="P7"><text:span text:style-name="T1">„Mach mal“, sagt Michael. Thomal schnappt sich einen Stein aus seinem zweiten Quadranten, den er zwei Felder vor bugsiert. „Kann ich den nochmal eins weiter ziehen?“</text:span></text:p>
      <text:p text:style-name="P7"><text:span text:style-name="T1">„Ja, klar. Du kannst auch die Augen mit nur einem Stein abzählen.“</text:span></text:p>
      <text:p text:style-name="P7"><text:span text:style-name="T1">„Ok.“ Thomal schubst den Stein ein Feld weiter. So geht das Spiel weiter. Michael gibt hin und wieder Tipps, lässt Thomal aber erstmal machen. Der muss bei jedem Zug ziemlich lange grübeln, weil er verhindern möchte, dass man seine Steine schnell rauswerfen kann. Bei Michael geht es ratzfatz. Das ärgert Thomal ein bisschen. Am Ende verliert er klar. </text:span></text:p>
      <text:p text:style-name="P7"><text:span text:style-name="T1">„Na?“, fragt Michael. „Hat es dir gefallen?“</text:span></text:p>
      <text:p text:style-name="P7"><text:span text:style-name="T1">„Ganz gut“, antwortet Thomal. </text:span></text:p>
      <text:p text:style-name="P7"><text:soft-page-break/><text:span text:style-name="T1">„Ja“, sagt Michael. „Man muss schon ein bisschen üben. Du warst zu sehr darauf bedacht, deine Steine zu schützen. So kannst du schwer gewinnen. Möchtest du auch mal, Anke?“</text:span></text:p>
      <text:p text:style-name="P7"><text:span text:style-name="T1"/></text:p>
      <text:p text:style-name="P7"><text:span text:style-name="T1">Anke blickt abwesend. „Ach? Nein, danke. Ich glaube, das ist mir zu kompliziert. Aber ich sehe euch gerne zu“, sagt sie.</text:span></text:p>
      <text:p text:style-name="P7"><text:span text:style-name="T1"/></text:p>
      <text:p text:style-name="P7"><text:span text:style-name="T1">'War die ganze Zeit ruhig', denkt Thomal. </text:span></text:p>
      <text:p text:style-name="P7"><text:span text:style-name="T1"/></text:p>
      <text:p text:style-name="P7"><text:span text:style-name="T1">„Wollen wir nochmal?“, fragt Michael.</text:span></text:p>
      <text:p text:style-name="P7"><text:span text:style-name="T1">„Ok!“, sagt Thomal. Michael beginnt erneut damit, die Steine aufzubauen. Dann fangen sie wieder an. Thomal ist wieder überaus konzentriert, weil er nicht verlieren möchte. Doch schon schnell sieht es wieder schlecht aus. Irgendwann im Spiel sagt Anke: „Wieso machst du das so, Thomal? Anders wärs glaube ich besser.“ Sie stellt die Steine um. Thomal blickt aus das Brett. 'Stimmt', denkt er entsetzt. Michael sagt:“Ja, da hat Anke recht. Ist doch besser so. Sieh mal, da hast du zwar einen Stein frei, aber den kann ich schwer kriegen, du hast dann aber die Möglichkeit, einen weiteren Stein nachzuziehen um so deine Position zu verbessern.“ Michael deutet es gestenreich mit den Händen an. Thomal wird nervös. 'Mist', denkt er. Er fährt zittrig damit fort weiter zu spielen, hat aber das Gefühl, dass er mit jedem Zug Mist baut. Anke sagt immer öfters etwas und meistens hat sie recht. Thomals Kopf schwirrt. Dann beginnt Michael auch noch zu erzählen.</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ext:soft-page-break/>"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text:soft-page-break/><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text:soft-page-break/>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text:soft-page-break/>"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text:soft-page-break/>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text:soft-page-break/>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text:soft-page-break/><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text:soft-page-break/>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text:soft-page-break/>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text:soft-page-break/>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text:soft-page-break/>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text:soft-page-break/>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text:soft-page-break/></text:p>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text:soft-page-break/>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text:soft-page-break/>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6-12T22:29:26</dc:date>
    <dc:creator>Uwe Kirschenmann</dc:creator>
    <meta:editing-duration>P43DT2H15M25S</meta:editing-duration>
    <meta:editing-cycles>501</meta:editing-cycles>
    <meta:generator>OpenOffice/4.0.0$Unix OpenOffice.org_project/400m3$Build-9702</meta:generator>
    <meta:document-statistic meta:table-count="0" meta:image-count="0" meta:object-count="0" meta:page-count="78" meta:paragraph-count="1293" meta:word-count="37873" meta:character-count="229737"/>
  </office:meta>
</office:document-meta>
</file>